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917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{{appName}} Zugriff auf die Galerie.</text:p>
          </table:table-cell>
          <table:table-cell/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{{appName}} Zugriff auf den Standor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7" meta:object-count="0"/>
    <meta:generator>LibreOffice/6.4.5.2$Linux_X86_64 LibreOffice_project/40$Build-2</meta:generator>
  </office:meta>
</office:document-meta>
</file>